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20pt" officeooo:paragraph-rsid="001302c1" style:font-size-asian="20pt" style:font-size-complex="20pt"/>
    </style:style>
    <style:style style:name="T1" style:family="text">
      <style:text-properties officeooo:rsid="00139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– préparez plusieurs papiers gouachés de couleurs et de tailles différentes ; <text:line-break/>– juxtaposez ou superposez les morceaux deux à deux, jugez de l’effet produit et notez-le dans votre <text:span text:style-name="T1">cahier</text:span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08:42:06.456000000</meta:creation-date>
    <dc:date>2023-01-25T08:43:22.674000000</dc:date>
    <meta:editing-duration>PT1M16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" meta:word-count="28" meta:character-count="188" meta:non-whitespace-character-count="157"/>
  </office:meta>
</office:document-meta>
</file>